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4pt" style:font-name-asian="Droid Sans Mono" style:font-size-asian="14pt" style:font-size-complex="14pt"/>
    </style:style>
    <style:style style:name="P2" style:family="paragraph" style:parent-style-name="Standard">
      <style:text-properties style:font-name="Droid Sans Mono" fo:font-size="14pt" officeooo:paragraph-rsid="0016dea5" style:font-name-asian="Droid Sans Mono" style:font-size-asian="14pt" style:font-size-complex="14pt"/>
    </style:style>
    <style:style style:name="P3" style:family="paragraph" style:parent-style-name="Standard">
      <style:text-properties style:font-name="Droid Sans Mono" fo:font-size="14pt" officeooo:paragraph-rsid="00204c5e" style:font-name-asian="Droid Sans Mono" style:font-size-asian="14pt" style:font-size-complex="14pt"/>
    </style:style>
    <style:style style:name="P4" style:family="paragraph" style:parent-style-name="Standard">
      <style:text-properties style:font-name="Droid Sans Mono" fo:font-size="14pt" officeooo:paragraph-rsid="003961ff" style:font-name-asian="Droid Sans Mono" style:font-size-asian="14pt" style:font-size-complex="14pt"/>
    </style:style>
    <style:style style:name="P5" style:family="paragraph" style:parent-style-name="Standard">
      <style:text-properties style:font-name="Droid Sans Mono" fo:font-size="14pt" officeooo:paragraph-rsid="00216e10" style:font-name-asian="Droid Sans Mono" style:font-size-asian="14pt" style:font-size-complex="14pt"/>
    </style:style>
    <style:style style:name="P6" style:family="paragraph" style:parent-style-name="Standard">
      <style:text-properties style:font-name="Droid Sans Mono" fo:font-size="14pt" officeooo:paragraph-rsid="0027b1e9" style:font-name-asian="Droid Sans Mono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0fa5c1" style:font-name-asian="Droid Sans Mono" style:font-size-asian="14pt" style:font-size-complex="14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6186e" style:font-name-asian="Droid Sans Mono" style:font-size-asian="14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21a16" style:font-name-asian="Droid Sans Mono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6dea5" style:font-name-asian="Droid Sans Mono" style:font-size-asian="14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ad248" style:font-name-asian="Droid Sans Mono" style:font-size-asian="14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1d7535" style:font-name-asian="Droid Sans Mono" style:font-size-asian="14pt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04c5e" style:font-name-asian="Droid Sans Mono" style:font-size-asian="14pt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31c7a2" style:font-name-asian="Droid Sans Mono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3961ff" style:font-name-asian="Droid Sans Mono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16e80" style:font-name-asian="Droid Sans Mono" style:font-size-asian="14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16e10" style:font-name-asian="Droid Sans Mono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rsid="001199bd" officeooo:paragraph-rsid="001199bd" style:font-name-asian="Droid Sans Mono" style:font-size-asian="14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style:text-underline-style="none" officeooo:paragraph-rsid="00121a16" style:font-name-asian="Droid Sans Mono" style:font-size-asian="14pt" style:font-size-complex="14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style:text-underline-style="none" officeooo:rsid="00204c5e" officeooo:paragraph-rsid="00216e80" style:font-name-asian="Droid Sans Mono" style:font-size-asian="14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b3bd5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00035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font-name-asian="Droid Sans Mono" style:font-size-asian="14pt" style:font-size-complex="14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7b1e9" style:font-name-asian="Droid Sans Mono" style:font-size-asian="14pt" style:font-size-complex="14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ac581" style:font-name-asian="Droid Sans Mono" style:font-size-asian="14pt" style:font-size-complex="14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beaf4" style:font-name-asian="Droid Sans Mono" style:font-size-asian="14pt" style:font-size-complex="14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199bd" style:font-name-asian="Droid Sans Mono" style:font-size-asian="14pt" style:font-size-complex="14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21a16" style:font-name-asian="Droid Sans Mono" style:font-size-asian="14pt" style:font-size-complex="14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ad248" style:font-name-asian="Droid Sans Mono" style:font-size-asian="14pt" style:font-size-complex="14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6dea5" style:font-name-asian="Droid Sans Mono" style:font-size-asian="14pt" style:font-size-complex="14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1f1c86" style:font-name-asian="Droid Sans Mono" style:font-size-asian="14pt" style:font-size-complex="14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04c5e" style:font-name-asian="Droid Sans Mono" style:font-size-asian="14pt" style:font-size-complex="14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73620" style:font-name-asian="Droid Sans Mono" style:font-size-asian="14pt" style:font-size-complex="14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3961ff" style:font-name-asian="Droid Sans Mono" style:font-size-asian="14pt" style:font-size-complex="1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216e80" style:font-name-asian="Droid Sans Mono" style:font-size-asian="14pt" style:font-size-complex="14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text-underline-style="none" officeooo:paragraph-rsid="00121a16" style:font-name-asian="Droid Sans Mono" style:font-size-asian="14pt" style:font-size-complex="14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text-underline-style="none" officeooo:paragraph-rsid="00216e80" style:font-name-asian="Droid Sans Mono" style:font-size-asian="14pt" style:font-size-complex="14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212121" style:font-name="Droid Sans Mono" fo:font-size="14pt" style:text-underline-style="none" officeooo:paragraph-rsid="00121a16" style:font-name-asian="Droid Sans Mono" style:font-size-asian="14pt" style:font-size-complex="14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rsid="001e6735" officeooo:paragraph-rsid="001f1c86" style:font-name-asian="Droid Sans Mono" style:font-size-asian="14pt" style:font-size-complex="14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04c5e" style:font-name-asian="Droid Sans Mono" style:font-size-asian="14pt" style:font-size-complex="14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beaf4" style:font-name-asian="Droid Sans Mono" style:font-size-asian="14pt" style:font-size-complex="14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e85ea" style:font-name-asian="Droid Sans Mono" style:font-size-asian="14pt" style:font-size-complex="14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27b1e9" style:font-name-asian="Droid Sans Mono" style:font-size-asian="14pt" style:font-size-complex="14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34fc52" style:font-name-asian="Droid Sans Mono" style:font-size-asian="14pt" style:font-size-complex="14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36a31e" style:font-name-asian="Droid Sans Mono" style:font-size-asian="14pt" style:font-size-complex="14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style:text-underline-style="none" officeooo:paragraph-rsid="003b3bd5" style:font-name-asian="Droid Sans Mono" style:font-size-asian="14pt" style:font-size-complex="14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1pt" officeooo:paragraph-rsid="003b3bd5" style:font-size-asian="11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1pt" style:text-underline-style="none" officeooo:paragraph-rsid="00400035" style:font-name-asian="Droid Sans Mono" style:font-size-asian="11pt" style:font-size-complex="14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style:text-underline-style="none" officeooo:paragraph-rsid="004464a5" style:font-name-asian="Droid Sans Mono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Droid Sans Mono" fo:font-size="14pt" style:text-underline-style="none" style:font-name-asian="Droid Sans Mono" style:font-size-asian="14pt" style:font-size-complex="14pt"/>
    </style:style>
    <style:style style:name="T3" style:family="text">
      <style:text-properties fo:color="#000000" style:font-name="Droid Sans Mono" fo:font-size="14pt" style:text-underline-style="none" officeooo:rsid="00204c5e" style:font-name-asian="Droid Sans Mono" style:font-size-asian="14pt" style:font-size-complex="14pt"/>
    </style:style>
    <style:style style:name="T4" style:family="text">
      <style:text-properties fo:color="#000000" officeooo:rsid="00204c5e"/>
    </style:style>
    <style:style style:name="T5" style:family="text">
      <style:text-properties fo:color="#000000" officeooo:rsid="001199bd"/>
    </style:style>
    <style:style style:name="T6" style:family="text">
      <style:text-properties fo:color="#000000" officeooo:rsid="001e6735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204c5e"/>
    </style:style>
    <style:style style:name="T9" style:family="text">
      <style:text-properties fo:color="#000000" style:font-name="Monospace" fo:font-size="11pt" style:text-underline-style="none" style:font-name-asian="Droid Sans Mono" style:font-size-asian="11pt" style:font-size-complex="14pt"/>
    </style:style>
    <style:style style:name="T10" style:family="text">
      <style:text-properties fo:color="#7f0055" fo:font-weight="bold" style:font-weight-asian="bold"/>
    </style:style>
    <style:style style:name="T11" style:family="text">
      <style:text-properties fo:color="#212121"/>
    </style:style>
    <style:style style:name="T12" style:family="text">
      <style:text-properties style:text-underline-style="none"/>
    </style:style>
    <style:style style:name="T13" style:family="text">
      <style:text-properties fo:color="#3f5fbf"/>
    </style:style>
    <style:style style:name="T14" style:family="text">
      <style:text-properties officeooo:rsid="00273620"/>
    </style:style>
    <style:style style:name="T15" style:family="text">
      <style:text-properties fo:color="#2a00ff"/>
    </style:style>
    <style:style style:name="T16" style:family="text">
      <style:text-properties fo:color="#2a00ff" style:font-name="Monospace" fo:font-size="11pt" style:font-size-asian="11pt"/>
    </style:style>
    <style:style style:name="T17" style:family="text">
      <style:text-properties fo:color="#0000c0" style:font-name="Monospace" fo:font-size="11pt" fo:font-style="italic" fo:font-weight="bold" style:font-size-asian="11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ume</text:p>
      <text:p text:style-name="P1"/>
      <text:p text:style-name="P1">1、create volume（新建空白卷或依快照创建卷）</text:p>
      <text:p text:style-name="P1"/>
      <text:p text:style-name="P1">（1） 在management API调度模块中执行<text:span text:style-name="T1">CreateVolumeCmd</text:span></text:p>
      <text:p text:style-name="P23"><text:span text:style-name="T1">CreateVolumeCmd </text:span><text:span text:style-name="T10">extends</text:span><text:span text:style-name="T1"> BaseAsyncCreateCustomIdCmd</text:span></text:p>
      <text:p text:style-name="P7">因此，在management端会执行CreateVolumeCmd的create和execute方法。</text:p>
      <text:p text:style-name="P7"/>
      <text:p text:style-name="P27"><text:span text:style-name="T1">（2） 在CreateVolumeCmd的create方法中，对操作账户的作权限检查，对账户，账户所属的域，父域的使用资源限制作检查；检查是否超出一级存储的限制；检查参数的合法性；在cloud数据库数据表</text:span><text:span text:style-name="T5">volumes插入一条记录；增加资源限制类的资源已使用量。</text:span></text:p>
      <text:p text:style-name="P18"/>
      <text:p text:style-name="P28"><text:span text:style-name="T5">（3）在CreateVolumeCmd的execute方法中，读取cloud数据库数据表volumes的记录，如果是依据snapshot创建卷则执行</text:span><text:span text:style-name="T1">createVolumeFromSnapshot，参数中传入了VMid，则将新建的卷attach到VM上，否则为新建一个空白卷，新建空白卷返回数据库中的记录，在attach到VM中才会正式的创建volume。</text:span></text:p>
      <text:p text:style-name="P29"><text:span text:style-name="T1">(4) 如果是</text:span><text:span text:style-name="T5">依据snapshot创建卷则执行</text:span><text:span text:style-name="T1">createVolumeFromSnapshot，查询一级存储池；找到一级存储池所在的host，发送CopyCommand(CopyCommand </text:span><text:span text:style-name="T10">extends</text:span><text:span text:style-name="T1"> Command </text:span><text:span text:style-name="T10">implements</text:span><text:span text:style-name="T1"> StorageSubSystemCommand)给host（agent，通过primary的clusterid找rand（）一台host机）)。</text:span></text:p>
      <text:p text:style-name="P8">（5）、agent调用LibvirtComputingResource执行executeRequest-&gt;StorageSubsystemCommandHandlerBase 执行handleStorageCommands;底层对于一，二极存储为nfs，snapshot到源卷为qcow2，是直接用cp命令将snapshot的源卷拷贝一份为new volume。</text:p>
      <text:p text:style-name="P28"/>
      <text:p text:style-name="P9">2、delete volume（删除卷）</text:p>
      <text:p text:style-name="P2">（1） 在management API调度模块中执行<text:span text:style-name="T1">DeleteVolumeCmd</text:span></text:p>
      <text:p text:style-name="P30"><text:span text:style-name="T1">DeleteVolumeCmd </text:span><text:span text:style-name="T10">extends</text:span><text:span text:style-name="T1"> BaseCmd</text:span></text:p>
      <text:p text:style-name="P10">因此，在management端会执行DeleteVolumeCmd的execute方法。</text:p>
      <text:p text:style-name="P30"/>
      <text:p text:style-name="P11">（2）在DeleteVolumeCmd的execute方法中，检查基于该volume是否有snapshot处于正在创建中，有的话提示并返回；检查操作账户对volume的权限；检查操作的volume是否attach到VM， 有的话提示并返回；在数据库cloud的volumes表中设置volume为destory状态且与快照管理策略分离该volume，并更新用户的资源限制，检查如果volume存在一级存储，则从一级存储中销毁卷(发送DeleteCommand给primary关联的host（agent，通过primary的clusterid找rand（）一台host机）)，如果volume存在二级<text:soft-page-break/>存储（volume被download过），则从二级存储中销毁卷；删除volume的所有缓存实体；</text:p>
      <text:p text:style-name="P11"/>
      <text:p text:style-name="P12">(3)、一级存储中销毁卷：agent调用LibvirtComputingResource处理DeleteCommand命令，最终调用libvirt的api接口删除volume。</text:p>
      <text:p text:style-name="P12"/>
      <text:p text:style-name="P31"><text:span text:style-name="T1">（4）、二级存储销毁volume：发送DeleteCommand给SSVM（SSVM中运行一个agentshell的java类，它使用</text:span><text:span text:style-name="T6">PremiumSecondaryStorageResource作为serverresource创建agent</text:span><text:span text:style-name="T1">），agent调用</text:span><text:span text:style-name="T6">PremiumSecondaryStorageResource处理DeleteCommand命令，找到volume文件存储的路径，删除volume文件。</text:span></text:p>
      <text:p text:style-name="P31"/>
      <text:p text:style-name="P39"/>
      <text:p text:style-name="P9">3、attach volume（attach 卷到VM）</text:p>
      <text:p text:style-name="P3">（1） 在management API调度模块中执行<text:span text:style-name="T1">AttachVolumeCmd</text:span></text:p>
      <text:p text:style-name="P32"><text:span text:style-name="T1">AttachVolumeCmd </text:span><text:span text:style-name="T10">extends</text:span><text:span text:style-name="T1"> BaseCmd</text:span></text:p>
      <text:p text:style-name="P13">因此，在management端会执行AttachVolumeCmd的execute方法。</text:p>
      <text:p text:style-name="P9"/>
      <text:p text:style-name="P32"><text:span text:style-name="T1">（2）在AttachVolumeCmd的execute方法中，检查目标虚拟机是否有VM Sna</text:span><text:span text:style-name="T4">pshot,若有，则不能attach volume；</text:span></text:p>
      <text:p text:style-name="P25"><text:span text:style-name="T4">1)、根据VM中已有的Volume所在的一级存储（优先考虑rootVolume），选着相同的一级存储创建Volume，创建Volume时，由</text:span><text:span text:style-name="T15">storage_pool_host_ref</text:span></text:p>
      <text:p text:style-name="P25"><text:span text:style-name="T4">和hsot两张表找出一级存储所在的host，会向该host发送</text:span><text:span text:style-name="T1">CreateObjectCommand</text:span><text:span text:style-name="T4">；</text:span></text:p>
      <text:p text:style-name="P32"><text:span text:style-name="T4">2）、根据新建的Volume和VM中已存在的Volume所在的一级存储的scope，决定是否需要</text:span><text:span text:style-name="T1">move Volume；</text:span></text:p>
      <text:p text:style-name="P13">3）、如果VM处于running状态，向agent发送AttachCommand；否则，更新volume的数据库表。</text:p>
      <text:p text:style-name="P32"/>
      <text:p text:style-name="P41">（3） 在agent上，针对CreateObjectCommand，KVM hypervisor与nfs type 一级存储会调用qemu-img create命令创建Volume。</text:p>
      <text:p text:style-name="P26"/>
      <text:p text:style-name="P42">在agent上，针对AttachCommand，KVM hypervisor与qcow2类型的Volume会调用libvirt的attachDevice接口。</text:p>
      <text:p text:style-name="P41"/>
      <text:p text:style-name="P28"/>
      <text:p text:style-name="P28">参数：</text:p>
      <text:p text:style-name="P33">在kvm类型的<text:span text:style-name="T14">hypervisor，支持一台guestVM最多挂在6个dataVolume（表hypervisor_capabilities）；</text:span></text:p>
      <text:p text:style-name="P9"/>
      <text:p text:style-name="P9"><text:soft-page-break/></text:p>
      <text:p text:style-name="P9">4、detach volume（detach VM的卷）</text:p>
      <text:p text:style-name="P6">（1） 在management API调度模块中执行<text:span text:style-name="T1">DetachVolumeCmd</text:span></text:p>
      <text:p text:style-name="P24"><text:span text:style-name="T1">DetachVolumeCmd </text:span><text:span text:style-name="T10">extends</text:span><text:span text:style-name="T1"> BaseAsyncCmd</text:span></text:p>
      <text:p text:style-name="P43">因此，在management端会执行DetachVolumeCmd的execute方法。</text:p>
      <text:p text:style-name="P44">（2） 在DetachVolumeCmd的execute方法中，若果VM为running状态，则向（VM的lastHostid）agent发送DettachCommand；否则，更新volume的数据库表。</text:p>
      <text:p text:style-name="P45">（3） 在agent上，针对DettachCommand，KVM hypervisor与qcow2类型的Volume会调用libvirt的detachDevice接口。</text:p>
      <text:p text:style-name="P14"/>
      <text:p text:style-name="P9"/>
      <text:p text:style-name="P9"/>
      <text:p text:style-name="P9">5、resize volume</text:p>
      <text:p text:style-name="P9">ResizeVolumeCmdByAdmin <text:span text:style-name="T10">extends</text:span> ResizeVolumeCmd</text:p>
      <text:p text:style-name="P9"/>
      <text:p text:style-name="P4">（1） 在management API调度模块中执行<text:span text:style-name="T7">ResizeVolumeCmdByAdmin</text:span></text:p>
      <text:p text:style-name="P34"><text:span text:style-name="T7">ResizeVolumeCmdByAdmin</text:span><text:span text:style-name="T1"> 处于</text:span><text:span text:style-name="T7"> BaseAsyncCmd的继承体系</text:span></text:p>
      <text:p text:style-name="P15">因此，在management端会执行<text:span text:style-name="T12">ResizeVolumeCmdByAdmin</text:span>的execute方法。</text:p>
      <text:p text:style-name="P15"/>
      <text:p text:style-name="P21"><text:span text:style-name="T2">（2）在ResizeVolumeCmdByAdmin的execute方法中，检查Volume是否attach到VM上，若是，检查目标虚拟机是否有VM Sna</text:span><text:span text:style-name="T3">pshot,若有，则不能 resize volume；若果该Volume还没有分配VM即不处于</text:span><text:span text:style-name="T17">Allocated</text:span><text:span text:style-name="T2">，则仅更新数据库；</text:span></text:p>
      <text:p text:style-name="P46">向agent端发送</text:p>
      <text:p text:style-name="P47">ResizeVolumeCommand</text:p>
      <text:p text:style-name="P47"/>
      <text:p text:style-name="P47">ResizeVolumeCommand</text:p>
      <text:p text:style-name="P22"><text:span text:style-name="T2">（3）在agent端，针对</text:span><text:span text:style-name="T9">ResizeVolumeCommand，对type为CLVM，QCOW2的Volume文件调用脚本</text:span><text:span text:style-name="T16">resizevolume.sh</text:span></text:p>
      <text:p text:style-name="P48">，其它类型调用libvirt的接口实现resizeVolume。</text:p>
      <text:p text:style-name="P9"/>
      <text:p text:style-name="P9"/>
      <text:p text:style-name="P9">6、migrate volume</text:p>
      <text:p text:style-name="P9"/>
      <text:p text:style-name="P36"><text:span text:style-name="T1">MigrateVolumeCmdByAdmin <text:s text:c="2"/></text:span><text:span text:style-name="T10">extends</text:span><text:span text:style-name="T1"> </text:span><text:span text:style-name="T11">MigrateVolumeCmd</text:span></text:p>
      <text:p text:style-name="P36"/>
      <text:p text:style-name="P19"/>
      <text:p text:style-name="P5">（1） 在management API调度模块中执行<text:span text:style-name="T7">MigrateVolumeCmdByAdmin</text:span></text:p>
      <text:p text:style-name="P35"><text:span text:style-name="T7">MigrateVolumeCmdByAdmin</text:span><text:span text:style-name="T1"> 处于</text:span><text:span text:style-name="T7"> BaseAsyncCmd的继承体系</text:span></text:p>
      <text:p text:style-name="P16">因此，在management端会执行<text:span text:style-name="T12">MigrateVolumeCmdByAdmin</text:span>的execute方法。</text:p>
      <text:p text:style-name="P17"><text:soft-page-break/></text:p>
      <text:p text:style-name="P49"><text:span text:style-name="T1">（2）在MigrateVolumeCmdByAdmin的execute方法中，</text:span><text:span text:style-name="T4">向agent发送MigrateVolumeCommand。</text:span></text:p>
      <text:p text:style-name="P37"/>
      <text:p text:style-name="P35"><text:span text:style-name="T8">（3）在agent端，针对MigrateVolumeCommand，在KVM的resource：</text:span><text:span text:style-name="T13">LibvirtComputingResource</text:span></text:p>
      <text:p text:style-name="P20">是一个不支持的command。（但是，奇怪agent如何操作，把处理的command变成了CopyCommand）</text:p>
      <text:p text:style-name="P19"/>
      <text:p text:style-name="P3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0T14:40:21.025365087</meta:creation-date>
    <meta:generator>LibreOffice/4.2.8.2$Linux_X86_64 LibreOffice_project/420m0$Build-2</meta:generator>
    <dc:date>2015-12-29T15:43:06.614389295</dc:date>
    <dc:creator>clouder </dc:creator>
    <meta:editing-duration>P1DT6H23S</meta:editing-duration>
    <meta:editing-cycles>49</meta:editing-cycles>
    <meta:document-statistic meta:table-count="0" meta:image-count="0" meta:object-count="0" meta:page-count="4" meta:paragraph-count="54" meta:word-count="1389" meta:character-count="3608" meta:non-whitespace-character-count="3546"/>
  </office:meta>
</office:document-meta>
</file>